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language="en" fo:country="none"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Servo</text:span></text:p>
      <text:p text:style-name="P2"><text:span text:style-name="T1"/></text:p>
      <text:p text:style-name="P4">This module manages the assignments of a pin to control a servo.</text:p>
      <text:p text:style-name="P4"/>
      <text:p text:style-name="P4">The main properties are:</text:p>
      <text:p text:style-name="P4"><text:span text:style-name="T1">Board</text:span>: Instance of the board to which it belongs.</text:p>
      <text:p text:style-name="P4"><text:span text:style-name="T1">Pin</text:span>: Pin used for the module.</text:p>
      <text:p text:style-name="P4"><text:span text:style-name="T1">Device</text:span>: Identifier of the servo connected to the board.</text:p>
      <text:p text:style-name="P4"><text:span text:style-name="T1">MinPulse</text:span>: minimum pulse size for the servo, default to 544.</text:p>
      <text:p text:style-name="P4"><text:span text:style-name="T1">MaxPulse</text:span>: minimum pulse size for the servo, default to 2400.</text:p>
      <text:p text:style-name="P4"><text:span text:style-name="T1">Value</text:span>: value to position the servo, see servo in Arduino.</text:p>
      <text:p text:style-name="P4"/>
      <text:p text:style-name="P4"><text:span text:style-name="T3">Pin</text:span> is checked only when trying to activate the corresponding instance, showing an error if it was the case, it is also checked if the pin is assigned to another instance or belongs to an active module.</text:p>
      <text:p text:style-name="P4">When a servo is activated with <text:span text:style-name="T1">Enabled</text:span> to true, it is configured with the <text:span text:style-name="T3">MinPulse</text:span> and <text:span text:style-name="T3">MaxPulse</text:span> properties and is positioned according to the value of the <text:span text:style-name="T3">Value</text:span> property.</text:p>
      <text:p text:style-name="P4"/>
      <text:p text:style-name="P4">The <text:span text:style-name="T1">OnEnabled</text:span> event are executed after activating the instance and <text:span text:style-name="T1">OnDisabled</text:span> after deactivat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8T16:41:54.758756013</meta:creation-date>
    <dc:date>2019-03-27T13:54:53.72</dc:date>
    <meta:editing-duration>PT1H41M43S</meta:editing-duration>
    <meta:editing-cycles>11</meta:editing-cycles>
    <meta:generator>OpenOffice/4.1.2$Win32 OpenOffice.org_project/412m3$Build-9782</meta:generator>
    <meta:document-statistic meta:table-count="0" meta:image-count="0" meta:object-count="0" meta:page-count="1" meta:paragraph-count="12" meta:word-count="150" meta:character-count="872"/>
  </office:meta>
</office:document-meta>
</file>